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8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8cm"/>
    </style:style>
    <style:style style:name="P1" style:family="paragraph">
      <style:text-properties fo:font-size="32pt"/>
    </style:style>
    <style:style style:name="P2" style:family="paragraph">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CSE 3461 Lab 2</text:p>
          </draw:text-box>
        </draw:frame>
        <draw:frame presentation:style-name="pr2" draw:layer="layout" svg:width="25.199cm" svg:height="12.178cm" svg:x="1.4cm" svg:y="4.914cm" presentation:class="subtitle" presentation:user-transformed="true">
          <draw:text-box>
            <text:p>UDP and Reliable Data Transfer 3.0</text:p>
            <text:p>Arthur Hilson and Joey Hunt</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Design/Implementation</text:p>
          </draw:text-box>
        </draw:frame>
        <draw:frame presentation:style-name="pr4" draw:layer="layout" svg:width="25.199cm" svg:height="12.178cm" svg:x="1.4cm" svg:y="4.914cm" presentation:class="outline">
          <draw:text-box>
            <text:list text:style-name="L3">
              <text:list-item>
                <text:p>Our project is made up of two files: client.c and server.c</text:p>
                <text:p/>
              </text:list-item>
              <text:list-item>
                <text:p>The client.c file acts as the receiver and the server.c file acts as the sender</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Design/Implementation of Client.c</text:p>
          </draw:text-box>
        </draw:frame>
        <draw:frame presentation:style-name="pr4" draw:layer="layout" svg:width="25.199cm" svg:height="12.178cm" svg:x="1.4cm" svg:y="4.914cm" presentation:class="outline">
          <draw:text-box>
            <text:list text:style-name="L3">
              <text:list-header>
                <text:p/>
                <text:p/>
              </text:list-header>
              <text:list-item>
                <text:p>Client.c has one important helper function named check_message(int). This function checks to see if we have received the whole message or just some of the message from the sender.</text:p>
                <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Design/Implementation of Client.c</text:p>
          </draw:text-box>
        </draw:frame>
        <draw:frame presentation:style-name="pr4" draw:layer="layout" svg:width="25.199cm" svg:height="12.178cm" svg:x="1.4cm" svg:y="4.914cm" presentation:class="outline" presentation:user-transformed="true">
          <draw:text-box>
            <text:list text:style-name="L3">
              <text:list-item>
                <text:p>Client.c expects three command line arguments , the IP address, the port number and the name of the file that will be requested from the sender.</text:p>
              </text:list-item>
              <text:list-item>
                <text:p>After the UDP connection is made with the sender, client.c transmits the name of the file. </text:p>
              </text:list-item>
              <text:list-item>
                <text:p>If the sender can open the requested file then client.c starts receiving the 1KB packets and assembling them by sequence number in a local array. If the file can not be opened then a 404 message is received.</text:p>
                <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Design/Implementation of Client.c</text:p>
          </draw:text-box>
        </draw:frame>
        <draw:frame presentation:style-name="pr4" draw:layer="layout" svg:width="25.199cm" svg:height="12.178cm" svg:x="1.4cm" svg:y="4.914cm" presentation:class="outline">
          <draw:text-box>
            <text:list text:style-name="L3">
              <text:list-item>
                <text:p>After each packet is received an “Ack” with the corresponding sequence number is transmitted to the sender. </text:p>
              </text:list-item>
              <text:list-item>
                <text:p>When client.c receives the Fin message from the sender the check_message(int) function is called to check if the transfer was complete or not. </text:p>
              </text:list-item>
              <text:list-item>
                <text:p>Then the contents of the message array is written to a file named “recv_file”</text:p>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Design/Implementation of Server.c</text:p>
          </draw:text-box>
        </draw:frame>
        <draw:frame presentation:style-name="pr4" draw:layer="layout" svg:width="25.199cm" svg:height="12.178cm" svg:x="1.4cm" svg:y="4.914cm" presentation:class="outline" presentation:user-transformed="true">
          <draw:text-box>
            <text:list text:style-name="L3">
              <text:list-item>
                <text:p>Server.c has an important helper function named make_packs(FILE*,pack_t**) that takes an open file pointer and a pointer to an array of struct's that has the typedef of pack_t. Each pack_t represents one packet to be sent to the receiver. Each pack_t has three private members the sequence number, the total number of packets, and 1KB of data.</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Design/Implementation of Server.c</text:p>
          </draw:text-box>
        </draw:frame>
        <draw:frame presentation:style-name="pr4" draw:layer="layout" svg:width="25.199cm" svg:height="12.178cm" svg:x="1.4cm" svg:y="4.914cm" presentation:class="outline" presentation:user-transformed="true">
          <draw:text-box>
            <text:list text:style-name="L3">
              <text:list-item>
                <text:p>Server.c expects at least on command line argument, the port number. The second argument is the probability used to simulate packet loss. The third argument tells server.c to operate using RDT. The second and third arguments are optional</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Design/Implementation of Server.c</text:p>
          </draw:text-box>
        </draw:frame>
        <draw:frame presentation:style-name="pr4" draw:layer="layout" svg:width="25.199cm" svg:height="12.178cm" svg:x="1.4cm" svg:y="4.914cm" presentation:class="outline" presentation:user-transformed="true">
          <draw:text-box>
            <text:list text:style-name="L3">
              <text:list-item>
                <text:p>After server.c has received the name of the file from the receiver and used the function make_packs() to divide the file into packets and it begins transmitting the packets to the receiver.</text:p>
              </text:list-item>
              <text:list-item>
                <text:p>The receiver transmits an “Ack” telling the sender that the packet was received.</text:p>
              </text:list-item>
              <text:list-item>
                <text:p>If RDT is enabled then the sender checks the list of “Acks” and retransmits any packets that were not correctly recorded by the receiver. <text:s/></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Experiences and Lessons</text:p>
          </draw:text-box>
        </draw:frame>
        <draw:frame presentation:style-name="pr4" draw:layer="layout" svg:width="25.199cm" svg:height="12.178cm" svg:x="1.4cm" svg:y="4.914cm" presentation:class="outline">
          <draw:text-box>
            <text:list text:style-name="L3">
              <text:list-item>
                <text:p>As we worked through the design and implementation of this project we experienced the complexity of getting two programs to transmit data between each other and deal with complications as they arise.</text:p>
              </text:list-item>
              <text:list-item>
                <text:p>Some of the lessons that we learned from this project include how to send and receive messages and how to divide files into packets. </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CSE 3461 Lab 2</text:p>
          </draw:text-box>
        </draw:frame>
        <draw:frame presentation:style-name="pr2" draw:text-style-name="P1" draw:layer="layout" svg:width="25.199cm" svg:height="12.178cm" svg:x="1.4cm" svg:y="4.914cm" presentation:class="subtitle" presentation:user-transformed="true">
          <draw:text-box>
            <text:p text:style-name="P1">UDP and Reliable Data Transfer 3.0</text:p>
            <text:p text:style-name="P1">Arthur Hilson and Joey Hunt</text:p>
            <text:p text:style-name="P1"/>
            <text:p text:style-name="P1">FIN</text:p>
          </draw:text-box>
        </draw:frame>
        <presentation:notes draw:style-name="dp2">
          <draw:page-thumbnail draw:style-name="gr1"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2:14:09.131781795</meta:creation-date>
    <dc:date>2014-11-11T13:17:48.314166228</dc:date>
    <meta:editing-duration>PT44M34S</meta:editing-duration>
    <meta:editing-cycles>4</meta:editing-cycles>
    <meta:generator>LibreOffice/4.2.7.2$Linux_x86 LibreOffice_project/420m0$Build-2</meta:generator>
    <meta:document-statistic meta:object-count="61"/>
  </office:meta>
</office:document-meta>
</file>